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style:text-position="0% 100%"/>
    </style:style>
    <style:style style:name="P5" style:family="paragraph" style:parent-style-name="Text_20_body">
      <style:paragraph-properties fo:line-height="150%"/>
      <style:text-properties style:text-position="0% 100%" fo:font-weight="bold" style:font-weight-asian="bold" style:font-weight-complex="bold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8" style:family="paragraph" style:parent-style-name="Standard" style:list-style-name="L1">
      <style:paragraph-properties fo:line-height="150%"/>
    </style:style>
    <style:style style:name="P9" style:family="paragraph" style:parent-style-name="Text_20_body" style:list-style-name="L1">
      <style:paragraph-properties fo:line-height="150%"/>
    </style:style>
    <style:style style:name="P10" style:family="paragraph" style:parent-style-name="Text_20_body" style:list-style-name="L2">
      <style:paragraph-properties fo:line-height="150%"/>
    </style:style>
    <style:style style:name="P11" style:family="paragraph" style:parent-style-name="Text_20_body" style:list-style-name="L3">
      <style:paragraph-properties fo:line-height="150%"/>
    </style:style>
    <style:style style:name="P12" style:family="paragraph" style:parent-style-name="Text_20_body" style:list-style-name="L3">
      <style:paragraph-properties fo:line-height="100%"/>
    </style:style>
    <style:style style:name="P13" style:family="paragraph" style:parent-style-name="Heading_20_1">
      <style:paragraph-properties fo:line-height="150%"/>
    </style:style>
    <style:style style:name="P14" style:family="paragraph" style:parent-style-name="Heading_20_3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background-color="#ffff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espół nr 10:</text:p>
      <text:p text:style-name="P7">Jakub Ruszkowski,</text:p>
      <text:p text:style-name="P7">Mateusz Kaczmarski</text:p>
      <text:p text:style-name="P2">Dokumentacja wstępna</text:p>
      <text:h text:style-name="P13" text:outline-level="1">Opis problemu</text:h>
      <text:p text:style-name="P3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3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2562445649718064809" text:style-name="L1">
        <text:list-item>
          <text:p text:style-name="P9"><text:span text:style-name="T2">ograniczenia przepustowości:</text:span><text:span text:style-name="T2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9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8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3"/>
      <text:p text:style-name="P3">Zadaniem projektu jest zaprojektowanie i zaimplementowanie algorytmu znajdującego spójność krawędziową grafu korzystając z przepływu.</text:p>
      <text:h text:style-name="P13" text:outline-level="1">Opis rozwiązania</text:h>
      <text:p text:style-name="P3">Graf <draw:frame draw:style-name="fr1" draw:name="Obiekt10" text:anchor-type="as-char" svg:y="-0.377cm" svg:width="2.05cm" svg:height="0.485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w algorytmie reprezentowany jest przez macierz incydencji <text:span text:style-name="T2">M </text:span><text:span text:style-name="T5">[</text:span><text:span text:style-name="T2">|V|, |V|</text:span><text:span text:style-name="T5">]</text:span>. Wartość <text:span text:style-name="T2">M </text:span>[<text:span text:style-name="T2">i,j</text:span>] gdzie <text:span text:style-name="T2">i,j = 0,1,...,|V|-1</text:span> jest równa wadze krawędzi (lub 1 dla krawędzi bez wag) między wierzchołkiem i oraz j (0 jeśli taka krawędź nie istnieje).</text:p>
      <text:p text:style-name="P3">Algorytm znajdujący spójność krawędziową nieskierowanego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1108931565805097900" text:style-name="L2">
        <text:list-item>
          <text:p text:style-name="P10">wyznaczeniu wierzchołka <text:span text:style-name="T2">s</text:span> będącego źródłem <text:span text:style-name="T7">(losowo, czy o min stopniu?)</text:span></text:p>
        </text:list-item>
        <text:list-item>
          <text:p text:style-name="P10">dla każdego wierzchołka <text:span text:style-name="T2">t</text:span> niebędącego źródłem uruchamiamy algorytm wyszukiwania maksymalnego przepływu z wierzchołka <text:span text:style-name="T2">s</text:span> do <text:span text:style-name="T2">t</text:span> w grafie <text:span text:style-name="T2">G'</text:span>. Graf<draw:frame draw:style-name="fr1" draw:name="Obiekt7" text:anchor-type="as-char" svg:y="-0.377cm" svg:width="2.224cm" svg:height="0.485cm" draw:z-index="6"><draw:object xlink:href="./Object 7" xlink:type="simple" xlink:show="embed" xlink:actuate="onLoad"/><draw:image xlink:href="./ObjectReplacements/Object 7" xlink:type="simple" xlink:show="embed" xlink:actuate="onLoad"/></draw:frame>, w którym wszystkie krawędzie mają wagę równą 1.</text:p>
        </text:list-item>
        <text:list-item>
          <text:p text:style-name="P10">spójność krawędziowa grafu G jest równa najmniejszej wartości uzyskanych maksymalnych przepływów z punktu 2.</text:p>
        </text:list-item>
      </text:list>
      <text:h text:style-name="P14" text:outline-level="3"><text:soft-page-break/>Algorytm wyszukiwania maksymalnego przepływu</text:h>
      <text:p text:style-name="P3">Do wyszukiwania maksymalnego przepływu będziemy korzystać z algorytmu Edmonda-Karpa, który jest jedną z realizacji metody Forda-Fulkersona. Dodatkowym warunkiem jest to, że ścieżka powiększająca, którą szukamy w każdym kroku algorytmu musi być najkrótsza, czyli zawierać minimalną możliwą liczbę krawędzi. Ścieżkę tą można znaleźć dzięki algorytmowi przeszukiwania grafu wszerz w sieci rezydualnej. </text:p>
      <text:p text:style-name="P4">Schemat działania algorytmu:</text:p>
      <text:p text:style-name="P5">wejście</text:p>
      <text:p text:style-name="P4">c[u, v] // pojemności krawędzi</text:p>
      <text:p text:style-name="P4">s, t <text:s text:c="5"/>// źródło i ujście</text:p>
      <text:p text:style-name="P5">wyjście</text:p>
      <text:p text:style-name="P4">f[u, v] // maksymalny przepływ</text:p>
      <text:p text:style-name="P4"/>
      <text:p text:style-name="P4">//stworzenie sieci rezydualnej</text:p>
      <text:p text:style-name="P4">zdefiniuj r[u, v] jako c[u, v] – f[u, v]</text:p>
      <text:p text:style-name="P4">ścieżka := true</text:p>
      <text:p text:style-name="P4">dopóki ścieżka wykonaj</text:p>
      <text:p text:style-name="P4"><text:tab/>// znalezienie ścieżki z s do t w sieci rezydualnej</text:p>
      <text:p text:style-name="P4"><text:tab/>p := BFS(r[], s, t)</text:p>
      <text:p text:style-name="P4"><text:tab/>jeżeli ścieżka nie istnieje</text:p>
      <text:p text:style-name="P4"><text:tab/><text:tab/>ścieżka := false</text:p>
      <text:p text:style-name="P4"><text:tab/>w przeciwnym wypadku</text:p>
      <text:p text:style-name="P4"><text:tab/>// powiększenie przepływu na ścieżce p</text:p>
      <text:p text:style-name="P4"><text:tab/>a := min { r[u, v] : (u, v) należące do p }</text:p>
      <text:p text:style-name="P4"><text:tab/>dla każdej krawędzi należącej do p</text:p>
      <text:p text:style-name="P4"><text:tab/><text:tab/>f[u, v] = f[u, v] + a</text:p>
      <text:p text:style-name="P4"><text:tab/><text:tab/>f[v, u] = f[v, u] - a</text:p>
      <text:h text:style-name="P13" text:outline-level="1"><text:soft-page-break/>Opis wejścia/wyjścia</text:h>
      <text:p text:style-name="P3">Na wejściu podajemy nieskierowany graf G.</text:p>
      <text:p text:style-name="P3">Sposób zapisu grafu nieskierowanego w pliku:</text:p>
      <text:list xml:id="list885201904042823953" text:style-name="L3">
        <text:list-item>
          <text:p text:style-name="P11">w pierwszej linijce pliku tekstowego wpisywana jest ilość wierzchołków w grafie,</text:p>
        </text:list-item>
        <text:list-item>
          <text:p text:style-name="P11">kolejne linie definiują odpowiednie połączenia wierzchołków:</text:p>
          <text:p text:style-name="P11"><text:span text:style-name="T1">numer wierzchołk</text:span>a (licząc od 0) oznaczmy <text:span text:style-name="T2">Nw</text:span><text:span text:style-name="T1">: lista</text:span> oddzielonych przecinkiem numerów wierzchołków połączonych krawędzią z wierzchołkiem <text:span text:style-name="T2">Nw</text:span>. </text:p>
          <text:p text:style-name="P11">Przykładowo:</text:p>
          <text:p text:style-name="P12">4</text:p>
          <text:p text:style-name="P12">0: 1,2</text:p>
          <text:p text:style-name="P12">2: 3</text:p>
          <text:p text:style-name="P11">Oznacza graf G z 4 wierzchołkami i 3 krawędziami między wierzchołkami 0-1, 0-2, 2-3. Nadmiarowe definicje tych samych krawędzi będą pomijane.</text:p>
        </text:list-item>
      </text:list>
      <text:p text:style-name="P3">Na wyjściu otrzymujemy wartość spójności krawędziowej podanego grafu G.</text:p>
      <text:p text:style-name="P3"/>
      <text:h text:style-name="P13" text:outline-level="1">Analiza poprawności</text:h>
      <text:p text:style-name="P3">Dowód: </text:p>
      <text:h text:style-name="P13" text:outline-level="1"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7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2">|V|-1</text:span> razy, stąd ostateczna złożoność czasowa algorytmu wyznaczającego spójność krawędziową grafu <text:span text:style-name="T2">G</text:span> wynosi <draw:frame draw:style-name="fr1" draw:name="Obiekt9" text:anchor-type="as-char" svg:y="-0.437cm" svg:width="1.833cm" svg:height="0.545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dc:date>2015-03-30T17:57:47.75</dc:date>
    <meta:editing-duration>PT6H13M34S</meta:editing-duration>
    <meta:editing-cycles>15</meta:editing-cycles>
    <meta:generator>OpenOffice.org/3.4.1$Win32 OpenOffice.org_project/341m1$Build-9593</meta:generator>
    <meta:document-statistic meta:table-count="0" meta:image-count="0" meta:object-count="10" meta:page-count="3" meta:paragraph-count="55" meta:word-count="474" meta:character-count="3275"/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10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' = (V,E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